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Viner Hand ITC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iner Hand ITC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Viner Hand IT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'Arène, un endroit prometteur !!!</text:p>
      <text:p text:style-name="P3"/>
      <text:p text:style-name="P3">On connait tous l'arène et ce qu'on peut y gagner. Ici on vous forme en vous envoyant... là-bas. Pour être plus précis, l'Arène nous donne une meilleurs idée de vos capacitées et nous permet de jauger votre niveau de façon à vous éviter des quêtes trop dangereuses pour vous, car souvenez-vous que nous avons besoin de chacun au final. On ne peut se permettre de vous perdre, alors faites tout de même attention je vous prie.</text:p>
      <text:p text:style-name="P3"/>
      <text:p text:style-name="P4">Prîmes pour un rang Bronze: 50 po + le tatouage de Bronze</text:p>
      <text:p text:style-name="P4">Prîmes pour un rang Argent: 100 po+ le tatouage de Argent</text:p>
      <text:p text:style-name="P4">Prîmes pour <text:s/>un rang Or: 200 po+ le tatouage de Or</text:p>
      <text:p text:style-name="P4">Prîmes pour <text:s/>un rang Platine: 350 po+ le tatouage de Platine</text:p>
      <text:p text:style-name="P4">Prîmes pour <text:s/>un rang Adamante: 550 po+ le tatouage de <text:s/>Adamante</text:p>
      <text:p text:style-name="P4">Prîmes pour <text:s/>un rang Diamant: 800 po+ le tatouage de Diamant</text:p>
      <text:p text:style-name="P4">Prîmes pour <text:s/>un rang Expert: 1100 po+ le tatouage de Expert</text:p>
      <text:p text:style-name="P4">Prîmes pour <text:s/>un rang Maître: 1450 po+ le tatouage de Maître</text:p>
      <text:p text:style-name="P4">Prîmes pour <text:s/>un rang Grand Maître: 1850 po+ le tatouage de Grand Maître</text:p>
      <text:p text:style-name="P4">Prîmes pour <text:s/>un rang Champion: 2350 po+ le tatouage de Champio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39S</meta:editing-duration>
    <meta:editing-cycles>23</meta:editing-cycles>
    <meta:generator>OpenOffice/4.1.5$Win32 OpenOffice.org_project/415m1$Build-9789</meta:generator>
    <dc:date>2018-11-13T18:07:52.22</dc:date>
    <dc:creator>Thibault Martin-Teyssier</dc:creator>
    <meta:document-statistic meta:table-count="0" meta:image-count="0" meta:object-count="0" meta:page-count="1" meta:paragraph-count="12" meta:word-count="194" meta:character-count="1058"/>
    <meta:user-defined meta:name="Info 1"/>
    <meta:user-defined meta:name="Info 2"/>
    <meta:user-defined meta:name="Info 3"/>
    <meta:user-defined meta:name="Info 4"/>
  </office:meta>
</office:document-meta>
</file>